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c457af" officeooo:paragraph-rsid="00c457af"/>
    </style:style>
    <style:style style:name="P2" style:family="paragraph" style:parent-style-name="Standard">
      <style:text-properties officeooo:rsid="0039fa5f"/>
    </style:style>
    <style:style style:name="P3" style:family="paragraph" style:parent-style-name="Standard">
      <style:text-properties officeooo:paragraph-rsid="0037db90"/>
    </style:style>
    <style:style style:name="P4" style:family="paragraph" style:parent-style-name="Standard">
      <style:text-properties officeooo:paragraph-rsid="00a5f902"/>
    </style:style>
    <style:style style:name="P5" style:family="paragraph" style:parent-style-name="Standard">
      <style:text-properties fo:font-style="italic" officeooo:rsid="007dc908" officeooo:paragraph-rsid="0039fa5f" style:font-style-asian="italic" style:font-style-complex="italic"/>
    </style:style>
    <style:style style:name="P6" style:family="paragraph" style:parent-style-name="Standard">
      <style:text-properties fo:font-style="italic" officeooo:rsid="007dc908" officeooo:paragraph-rsid="0043e0a3" style:font-style-asian="italic" style:font-style-complex="italic"/>
    </style:style>
    <style:style style:name="P7" style:family="paragraph" style:parent-style-name="Frame_20_contents">
      <style:text-properties officeooo:rsid="00a9bde5" officeooo:paragraph-rsid="00a9bde5"/>
    </style:style>
    <style:style style:name="P8" style:family="paragraph" style:parent-style-name="Frame_20_contents">
      <style:text-properties officeooo:rsid="00b2b8b2" officeooo:paragraph-rsid="00b2b8b2"/>
    </style:style>
    <style:style style:name="P9" style:family="paragraph" style:parent-style-name="Frame_20_contents">
      <style:text-properties officeooo:rsid="00b48594" officeooo:paragraph-rsid="00b48594"/>
    </style:style>
    <style:style style:name="P10" style:family="paragraph" style:parent-style-name="Frame_20_contents">
      <style:text-properties officeooo:rsid="00b585a4" officeooo:paragraph-rsid="00b585a4"/>
    </style:style>
    <style:style style:name="P11" style:family="paragraph" style:parent-style-name="Frame_20_contents">
      <style:text-properties officeooo:rsid="00b9e776" officeooo:paragraph-rsid="00b9e776"/>
    </style:style>
    <style:style style:name="P12" style:family="paragraph" style:parent-style-name="Frame_20_contents">
      <style:text-properties officeooo:rsid="00bb6e8c" officeooo:paragraph-rsid="00bb6e8c"/>
    </style:style>
    <style:style style:name="P13" style:family="paragraph" style:parent-style-name="Frame_20_contents">
      <style:text-properties officeooo:rsid="01cf38b2" officeooo:paragraph-rsid="01cf38b2"/>
    </style:style>
    <style:style style:name="P14" style:family="paragraph" style:parent-style-name="Standard">
      <style:paragraph-properties fo:break-before="page"/>
      <style:text-properties fo:font-style="italic" officeooo:rsid="007dc908" officeooo:paragraph-rsid="0043e0a3" style:font-style-asian="italic" style:font-style-complex="italic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style:paragraph-properties fo:text-align="center"/>
      <style:text-properties fo:font-size="6pt" style:font-size-asian="6pt" style:font-size-complex="6pt"/>
    </style:style>
    <style:style style:name="P21" style:family="paragraph">
      <style:paragraph-properties fo:text-align="center"/>
      <style:text-properties fo:font-size="7pt" style:font-size-asian="7pt" style:font-size-complex="7pt" style:text-scale="100%"/>
    </style:style>
    <style:style style:name="P22" style:family="paragraph">
      <style:paragraph-properties fo:text-align="center"/>
      <style:text-properties fo:font-size="7pt" style:font-size-asian="7pt" style:font-size-complex="7pt" style:text-scale="50%"/>
    </style:style>
    <style:style style:name="P23" style:family="paragraph">
      <loext:graphic-properties draw:fill-color="#ffffff"/>
      <style:paragraph-properties fo:text-align="center"/>
      <style:text-properties fo:font-size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text-position="0% 100%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text-position="0% 100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normal" style:font-size-asian="10pt" style:font-style-asian="normal" style:font-size-complex="10pt" style:font-style-complex="normal"/>
    </style:style>
    <style:style style:name="T13" style:family="text">
      <style:text-properties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7pt" style:font-size-asian="7pt" style:font-size-complex="7pt" style:text-scale="100%"/>
    </style:style>
    <style:style style:name="T15" style:family="text">
      <style:text-properties style:text-position="0% 100%" fo:font-size="7pt" style:font-size-asian="7pt" style:font-size-complex="7pt"/>
    </style:style>
    <style:style style:name="T16" style:family="text">
      <style:text-properties style:text-position="super 58%" fo:font-size="7pt" style:font-size-asian="7pt" style:font-size-complex="7pt"/>
    </style:style>
    <style:style style:name="T17" style:family="text">
      <style:text-properties fo:font-size="12pt"/>
    </style:style>
    <style:style style:name="fr1" style:family="graphic" style:parent-style-name="Frame">
      <style:graphic-properties style:vertical-pos="from-top" style:vertical-rel="page" style:horizontal-pos="center" style:horizontal-rel="page"/>
    </style:style>
    <style:style style:name="fr2" style:family="graphic" style:parent-style-name="Frame">
      <style:graphic-properties style:vertical-pos="top" style:vertical-rel="page-content" style:horizontal-pos="center" style:horizontal-rel="page"/>
    </style:style>
    <style:style style:name="fr3" style:family="graphic" style:parent-style-name="Frame">
      <style:graphic-properties style:vertical-pos="top" style:vertical-rel="page-content" style:horizontal-pos="center" style:horizontal-rel="paragraph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marker-start="Arrowheads_20_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heads_20_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2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4.2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3.9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in" svg:stroke-color="#000000" draw:marker-start-width="0.139in" draw:marker-end-width="0.139in" draw:fill-color="#ffffff" draw:textarea-horizontal-align="justify" draw:textarea-vertical-align="middle" draw:auto-grow-height="false" fo:min-height="1.0457in" fo:min-width="1.0457in" fo:padding-top="0in" fo:padding-bottom="0in" fo:padding-left="0in" fo:padding-right="0in" style:run-through="foreground"/>
    </style:style>
    <style:style style:name="gr8" style:family="graphic">
      <style:graphic-properties svg:stroke-width="0in" draw:marker-start-width="0.139in" draw:marker-end-width="0.139in" draw:textarea-horizontal-align="center" draw:textarea-vertical-align="middle" fo:padding-top="0in" fo:padding-bottom="0in" fo:padding-left="0in" fo:padding-right="0in" style:run-through="foreground"/>
    </style:style>
    <style:style style:name="gr9" style:family="graphic">
      <style:graphic-properties svg:stroke-width="0in" svg:stroke-color="#000000" draw:marker-start-width="0.139in" draw:marker-end-width="0.139in" draw:fill-color="#ffffff" draw:textarea-horizontal-align="justify" draw:textarea-vertical-align="middle" draw:auto-grow-height="false" fo:min-height="0.3965in" fo:min-width="3.2547in" fo:padding-top="0in" fo:padding-bottom="0in" fo:padding-left="0in" fo:padding-right="0in" style:run-through="foreground"/>
    </style:style>
    <style:style style:name="gr10" style:family="graphic">
      <style:graphic-properties svg:stroke-width="0in" svg:stroke-color="#000000" draw:marker-start-width="0.139in" draw:marker-end-width="0.139in" draw:fill-color="#ffffff" draw:textarea-horizontal-align="justify" draw:textarea-vertical-align="middle" draw:auto-grow-height="false" fo:min-height="0.6126in" fo:min-width="3.2591in" fo:padding-top="0in" fo:padding-bottom="0in" fo:padding-left="0in" fo:padding-right="0in" style:run-through="foreground"/>
    </style:style>
    <style:style style:name="gr11" style:family="graphic">
      <style:graphic-properties svg:stroke-width="0in" svg:stroke-color="#000000" draw:marker-start-width="0.139in" draw:marker-end-width="0.139in" draw:fill-color="#ffffff" draw:textarea-horizontal-align="justify" draw:textarea-vertical-align="middle" draw:auto-grow-height="false" fo:min-height="1.1846in" fo:min-width="3.2547in" fo:padding-top="0in" fo:padding-bottom="0in" fo:padding-left="0in" fo:padding-right="0in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svg:stroke-width="0in" svg:stroke-color="#000000" draw:marker-start-width="0.139in" draw:marker-end-width="0.139in" draw:fill-color="#ffffff" draw:textarea-horizontal-align="justify" draw:textarea-vertical-align="middle" draw:auto-grow-height="false" fo:min-height="0.5854in" fo:min-width="0.7354in" fo:padding-top="0in" fo:padding-bottom="0in" fo:padding-left="0in" fo:padding-right="0in" style:run-through="foreground"/>
    </style:style>
    <style:style style:name="gr14" style:family="graphic">
      <style:graphic-properties svg:stroke-width="0in" svg:stroke-color="#000000" draw:marker-start-width="0.139in" draw:marker-end-width="0.139in" draw:fill-color="#000000" draw:textarea-horizontal-align="justify" draw:textarea-vertical-align="middle" draw:auto-grow-height="false" fo:min-height="0.0291in" fo:min-width="0.0264in" fo:padding-top="0in" fo:padding-bottom="0in" fo:padding-left="0in" fo:padding-right="0in" style:run-through="foreground"/>
    </style:style>
    <style:style style:name="gr15" style:family="graphic">
      <style:graphic-properties svg:stroke-color="#000000" draw:marker-start="Arrowheads_20_6" draw:textarea-horizontal-align="center" draw:textarea-vertical-align="middle" style:run-through="foreground"/>
    </style:style>
    <style:style style:name="gr16" style:family="graphic">
      <style:graphic-properties svg:stroke-color="#000000" draw:marker-end="Arrowheads_20_6" draw:textarea-horizontal-align="center" draw:textarea-vertical-align="middle" style:run-through="foreground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0.7909in" fo:min-width="0.7909in" style:run-through="foreground"/>
    </style:style>
    <style:style style:name="gr18" style:family="graphic">
      <style:graphic-properties svg:stroke-color="#ffffff" draw:fill-color="#ffffff" draw:textarea-horizontal-align="justify" draw:textarea-vertical-align="middle" draw:auto-grow-height="false" fo:min-height="0.7909in" fo:min-width="0.7909in" style:run-through="foreground"/>
    </style:style>
    <style:style style:name="gr19" style:family="graphic">
      <style:graphic-properties svg:stroke-color="#ffffff" draw:fill-color="#ffffff" draw:textarea-horizontal-align="justify" draw:textarea-vertical-align="middle" draw:auto-grow-height="false" fo:min-height="0.7917in" fo:min-width="0.7925in" style:run-through="foreground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1.0484in" fo:min-width="1.1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-color="#ffffff" draw:textarea-horizontal-align="justify" draw:textarea-vertical-align="middle" draw:auto-grow-height="false" fo:min-height="0.5898in" fo:min-width="4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1.1028in" fo:min-width="1.1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1.0484in" fo:min-width="0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fill-color="#ffffff" draw:textarea-horizontal-align="justify" draw:textarea-vertical-align="middle" draw:auto-grow-height="false" fo:min-height="0.4937in" fo:min-width="4.5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000000" draw:fill-color="#ffffff" draw:textarea-horizontal-align="justify" draw:textarea-vertical-align="middle" draw:auto-grow-height="false" fo:min-height="0.8063in" fo:min-width="4.4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2.098in" svg:width="5.9055in" draw:z-index="0">
        <draw:text-box fo:min-height="3.9366in">
          <text:p text:style-name="P13"><draw:g text:anchor-type="paragraph" draw:z-index="13" draw:style-name="gr6"><draw:custom-shape draw:style-name="gr7" draw:text-style-name="P18" svg:width="1.0461in" svg:height="1.0461in" svg:x="0.1791in" svg:y="1.1783in"><text:p text:style-name="P15"><text:a xlink:href="#North" xlink:type="simple">North Pole</text:a></text:p><text:p text:style-name="P15"><text:a xlink:href="#North" xlink:type="simple">(Storage)</text:a></text:p><draw:enhanced-geometry svg:viewBox="0 0 21600 21600" draw:type="rectangle" draw:enhanced-path="M 0 0 L 21600 0 21600 21600 0 21600 0 0 Z N"/></draw:custom-shape><draw:custom-shape draw:style-name="gr7" draw:text-style-name="P18" svg:width="1.0461in" svg:height="1.0461in" svg:x="0.1791in" svg:y="2.5728in"><text:p text:style-name="P15"><text:a xlink:href="#South" xlink:type="simple">South Pole</text:a></text:p><text:p text:style-name="P15"><text:a xlink:href="#South" xlink:type="simple">(Backup)</text:a></text:p><draw:enhanced-geometry svg:viewBox="0 0 21600 21600" draw:type="rectangle" draw:enhanced-path="M 0 0 L 21600 0 21600 21600 0 21600 0 0 Z N"/></draw:custom-shape><draw:line draw:style-name="gr8" draw:text-style-name="P15" svg:x1="1.6406in" svg:y1="2.6524in" svg:x2="1.6504in" svg:y2="2.6378in"><text:p/></draw:line><draw:custom-shape draw:style-name="gr9" draw:text-style-name="P18" svg:width="3.2551in" svg:height="0.3969in" svg:x="2.0535in" svg:y="2.4681in"><text:p text:style-name="P15"><text:a xlink:href="#Sleigh" xlink:type="simple">Sleigh</text:a></text:p><text:p text:style-name="P15"><text:a xlink:href="#Sleigh" xlink:type="simple">(Broker)</text:a></text:p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18" svg:width="3.2594in" svg:height="0.613in" svg:x="2.0555in" svg:y="0.1937in"><text:p text:style-name="P15"><text:a xlink:href="#Cupid" xlink:type="simple">Cupid</text:a></text:p><text:p text:style-name="P15"><text:a xlink:href="#Cupid" xlink:type="simple">(Web Interface)</text:a></text:p><draw:enhanced-geometry svg:viewBox="0 0 21600 21600" draw:type="rectangle" draw:enhanced-path="M 0 0 L 21600 0 21600 21600 0 21600 0 0 Z N"/></draw:custom-shape><draw:custom-shape draw:style-name="gr11" draw:text-style-name="P18" svg:width="3.2551in" svg:height="1.185in" svg:x="2.0535in" svg:y="1.0717in"><text:p text:style-name="P15"><text:a xlink:href="#Santa" xlink:type="simple">Santa Claus</text:a></text:p><text:p text:style-name="P15"><text:a xlink:href="#Santa" xlink:type="simple">(Server)</text:a></text:p><draw:enhanced-geometry svg:viewBox="0 0 21600 21600" draw:mirror-horizontal="false" draw:mirror-vertical="false" draw:type="rectangle" draw:enhanced-path="M 0 0 L 21600 0 21600 21600 0 21600 0 0 Z N"/></draw:custom-shape><draw:g draw:style-name="gr12"><draw:custom-shape draw:style-name="gr13" draw:text-style-name="P18" svg:width="0.7358in" svg:height="0.5858in" svg:x="2.0465in" svg:y="3.1126in"><text:p text:style-name="P15"><text:a xlink:href="#Pine" xlink:type="simple">Pine</text:a></text:p><text:p text:style-name="P15"><text:a xlink:href="#Pine" xlink:type="simple">(Client)</text:a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18" svg:width="0.7358in" svg:height="0.5858in" svg:x="3.1701in" svg:y="3.1126in"><text:p text:style-name="P15"><text:a xlink:href="#Pine" xlink:type="simple">Pine</text:a></text:p><text:p text:style-name="P15"><text:a xlink:href="#Pine" xlink:type="simple">(Client)</text:a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18" svg:width="0.7358in" svg:height="0.5858in" svg:x="4.5657in" svg:y="3.1126in"><text:p text:style-name="P15"><text:a xlink:href="#Pine" xlink:type="simple">Pine</text:a></text:p><text:p text:style-name="P15"><text:a xlink:href="#Pine" xlink:type="simple">(Client)</text:a></text:p><draw:enhanced-geometry svg:viewBox="0 0 21600 21600" draw:mirror-horizontal="false" draw:mirror-vertical="false" draw:type="rectangle" draw:enhanced-path="M 0 0 L 21600 0 21600 21600 0 21600 0 0 Z N"/></draw:custom-shape><draw:g draw:style-name="gr12"><draw:custom-shape draw:style-name="gr14" draw:text-style-name="P19" svg:width="0.0378in" svg:height="0.0406in" svg:x="4.0882in" svg:y="3.39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19" svg:width="0.0378in" svg:height="0.0406in" svg:x="4.2008in" svg:y="3.39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19" svg:width="0.0378in" svg:height="0.0406in" svg:x="4.313in" svg:y="3.39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14" draw:style-name="gr6"><draw:line draw:style-name="gr15" draw:text-style-name="P16" svg:x1="2.2992in" svg:y1="3.2713in" svg:x2="2.2933in" svg:y2="2.6913in"><text:p text:style-name="P15"><text:span text:style-name="T1">SP-01</text:span></text:p><text:p text:style-name="P15"><text:span text:style-name="T1"/></text:p></draw:line><draw:line draw:style-name="gr15" draw:text-style-name="P16" svg:x1="2.3886in" svg:y1="3.2713in" svg:x2="2.3827in" svg:y2="2.6913in"><text:p text:style-name="P15"><text:span text:style-name="T1">SP-02</text:span></text:p><text:p text:style-name="P15"><text:span text:style-name="T1"/></text:p></draw:line><draw:line draw:style-name="gr15" draw:text-style-name="P20" svg:x1="2.472in" svg:y1="3.2717in" svg:x2="2.465in" svg:y2="2.6913in"><text:p text:style-name="P15"><text:span text:style-name="T1">SP-03</text:span></text:p><text:p text:style-name="P15"><text:span text:style-name="T1"/></text:p></draw:line><draw:line draw:style-name="gr15" draw:text-style-name="P16" svg:x1="2.5602in" svg:y1="3.2717in" svg:x2="2.5531in" svg:y2="2.6913in"><text:p text:style-name="P15"><text:span text:style-name="T1">SP-04</text:span></text:p><text:p text:style-name="P15"><text:span text:style-name="T1"/></text:p></draw:line></draw:g><draw:g text:anchor-type="paragraph" draw:z-index="15" draw:style-name="gr6"><draw:line draw:style-name="gr16" draw:text-style-name="P21" svg:x1="5.0638in" svg:y1="3.2437in" svg:x2="5.0709in" svg:y2="2.6917in"><text:p text:style-name="P15"><text:span text:style-name="T14">PS-01b</text:span></text:p><text:p text:style-name="P15"><text:span text:style-name="T14"/></text:p></draw:line><draw:line draw:style-name="gr16" draw:text-style-name="P21" svg:x1="5.1547in" svg:y1="3.2437in" svg:x2="5.1618in" svg:y2="2.6917in"><text:p text:style-name="P15"><text:span text:style-name="T14">PS-02b</text:span></text:p><text:p text:style-name="P15"><text:span text:style-name="T14"/></text:p></draw:line><draw:line draw:style-name="gr16" draw:text-style-name="P21" svg:x1="5.2402in" svg:y1="3.2437in" svg:x2="5.2472in" svg:y2="2.6917in"><text:p text:style-name="P15"><text:span text:style-name="T14">PS-03b</text:span></text:p><text:p text:style-name="P15"><text:span text:style-name="T14"/></text:p></draw:line></draw:g><draw:g text:anchor-type="paragraph" draw:z-index="16" draw:style-name="gr6"><draw:line draw:style-name="gr16" draw:text-style-name="P22" svg:x1="4.6449in" svg:y1="3.2437in" svg:x2="4.652in" svg:y2="2.6917in"><text:p text:style-name="P15"><text:span text:style-name="T1">PS-01a</text:span></text:p><text:p text:style-name="P15"><text:span text:style-name="T1"/></text:p></draw:line><draw:line draw:style-name="gr16" draw:text-style-name="P22" svg:x1="4.7291in" svg:y1="3.2437in" svg:x2="4.7362in" svg:y2="2.6917in"><text:p text:style-name="P15"><text:span text:style-name="T1">PS-02a</text:span></text:p><text:p text:style-name="P15"><text:span text:style-name="T1"/></text:p></draw:line><draw:line draw:style-name="gr16" draw:text-style-name="P22" svg:x1="4.815in" svg:y1="3.2437in" svg:x2="4.822in" svg:y2="2.6917in"><text:p text:style-name="P15"><text:span text:style-name="T1">PS-03a</text:span></text:p><text:p text:style-name="P15"><text:span text:style-name="T1"/></text:p></draw:line><draw:line draw:style-name="gr16" draw:text-style-name="P22" svg:x1="4.9028in" svg:y1="3.2437in" svg:x2="4.9098in" svg:y2="2.6917in"><text:p text:style-name="P15"><text:span text:style-name="T1">PS-04a</text:span></text:p><text:p text:style-name="P15"><text:span text:style-name="T1"/></text:p></draw:line></draw:g><draw:g text:anchor-type="paragraph" draw:z-index="17" draw:style-name="gr6"><draw:line draw:style-name="gr15" draw:text-style-name="P16" svg:x1="3.1035in" svg:y1="1.2819in" svg:x2="3.0953in" svg:y2="0.6311in"><text:p text:style-name="P15"><text:span text:style-name="T1">CS-01</text:span><text:span text:style-name="T15">c</text:span></text:p><text:p text:style-name="P15"><text:span text:style-name="T16"/></text:p></draw:line><draw:line draw:style-name="gr15" draw:text-style-name="P16" svg:x1="3.1862in" svg:y1="1.2823in" svg:x2="3.1764in" svg:y2="0.6311in"><text:p text:style-name="P15"><text:span text:style-name="T1">CS-02</text:span><text:span text:style-name="T15">c</text:span></text:p><text:p text:style-name="P15"><text:span text:style-name="T16"/></text:p></draw:line></draw:g><draw:g text:anchor-type="paragraph" draw:z-index="18" draw:style-name="gr6"><draw:line draw:style-name="gr15" draw:text-style-name="P16" svg:x1="3.1654in" svg:y1="0.439in" svg:x2="3.1571in" svg:y2="-0.2472in"><text:p text:style-name="P15"><text:span text:style-name="T1">UC-01b</text:span></text:p><text:p text:style-name="P15"><text:span text:style-name="T1"/></text:p></draw:line><draw:line draw:style-name="gr15" draw:text-style-name="P16" svg:x1="3.252in" svg:y1="0.4394in" svg:x2="3.2421in" svg:y2="-0.2472in"><text:p text:style-name="P15"><text:span text:style-name="T1">UC-02b</text:span></text:p><text:p text:style-name="P15"><text:span text:style-name="T1"/></text:p></draw:line></draw:g><draw:line text:anchor-type="paragraph" draw:z-index="19" draw:style-name="gr2" draw:text-style-name="P22" svg:x1="0.9024in" svg:y1="2.7035in" svg:x2="0.9039in" svg:y2="1.9925in"><text:p text:style-name="P15"><text:span text:style-name="T1">SN-01</text:span></text:p><text:p text:style-name="P15"><text:span text:style-name="T1"/></text:p></draw:line><draw:line text:anchor-type="paragraph" draw:z-index="20" draw:style-name="gr1" draw:text-style-name="P16" svg:x1="2.8098in" svg:y1="2.6996in" svg:x2="2.8016in" svg:y2="2.0134in"><text:p text:style-name="P15"><text:span text:style-name="T1">SS-01</text:span></text:p><text:p text:style-name="P15"><text:span text:style-name="T1"/></text:p></draw:line><draw:line text:anchor-type="paragraph" draw:z-index="21" draw:style-name="gr2" draw:text-style-name="P16" svg:x1="2.672in" svg:y1="3.348in" svg:x2="3.3701in" svg:y2="3.3634in"><text:p text:style-name="P15"><text:span text:style-name="T1">PP-01</text:span></text:p><text:p text:style-name="P15"><text:span text:style-name="T1"/></text:p></draw:line><draw:line text:anchor-type="paragraph" draw:z-index="22" draw:style-name="gr1" draw:text-style-name="P16" svg:x1="2.6374in" svg:y1="3.5409in" svg:x2="3.3791in" svg:y2="3.55in"><text:p text:style-name="P15"><text:span text:style-name="T1">PP-01</text:span></text:p><text:p text:style-name="P15"><text:span text:style-name="T1"/></text:p></draw:line><draw:g text:anchor-type="paragraph" draw:z-index="23" draw:style-name="gr6"><draw:line draw:style-name="gr15" draw:text-style-name="P16" svg:x1="1.0646in" svg:y1="1.3984in" svg:x2="2.1717in" svg:y2="1.3984in"><text:p text:style-name="P15"><text:span text:style-name="T1">SN-01</text:span></text:p><text:p text:style-name="P15"><text:span text:style-name="T1"/></text:p></draw:line><draw:line draw:style-name="gr15" draw:text-style-name="P16" svg:x1="1.0646in" svg:y1="1.4795in" svg:x2="2.172in" svg:y2="1.4795in"><text:p text:style-name="P15"><text:span text:style-name="T1">SN-02</text:span></text:p><text:p text:style-name="P15"><text:span text:style-name="T1"/></text:p></draw:line><draw:line draw:style-name="gr15" draw:text-style-name="P16" svg:x1="1.0646in" svg:y1="1.565in" svg:x2="2.172in" svg:y2="1.565in"><text:p text:style-name="P15"><text:span text:style-name="T1">SN-03</text:span></text:p><text:p text:style-name="P15"><text:span text:style-name="T1"/></text:p></draw:line></draw:g><draw:g text:anchor-type="paragraph" draw:z-index="24" draw:style-name="gr6"><draw:line draw:style-name="gr16" draw:text-style-name="P16" svg:x1="1.1102in" svg:y1="1.8102in" svg:x2="2.172in" svg:y2="1.8102in"><text:p text:style-name="P15"><text:span text:style-name="T1">NSA-01</text:span></text:p><text:p text:style-name="P15"><text:span text:style-name="T1"/></text:p></draw:line><draw:line draw:style-name="gr16" draw:text-style-name="P16" svg:x1="1.1102in" svg:y1="1.9in" svg:x2="2.172in" svg:y2="1.9in"><text:p text:style-name="P15"><text:span text:style-name="T1">NSA-02</text:span></text:p><text:p text:style-name="P15"><text:span text:style-name="T1"/></text:p></draw:line><draw:line draw:style-name="gr16" draw:text-style-name="P16" svg:x1="1.1102in" svg:y1="1.9941in" svg:x2="2.172in" svg:y2="1.9941in"><text:p text:style-name="P15"><text:span text:style-name="T1">NSA-03</text:span></text:p><text:p text:style-name="P15"><text:span text:style-name="T1"/></text:p></draw:line></draw:g><draw:g text:anchor-type="paragraph" draw:z-index="25" draw:style-name="gr6"><draw:line draw:style-name="gr15" draw:text-style-name="P16" svg:x1="0.3831in" svg:y1="2.7035in" svg:x2="0.3748in" svg:y2="2.0173in"><text:p text:style-name="P15"><text:span text:style-name="T1">NS-01</text:span></text:p><text:p text:style-name="P15"><text:span text:style-name="T1"/></text:p></draw:line><draw:line draw:style-name="gr15" draw:text-style-name="P16" svg:x1="0.4614in" svg:y1="2.7035in" svg:x2="0.4531in" svg:y2="2.0173in"><text:p text:style-name="P15"><text:span text:style-name="T1">NS-02</text:span></text:p><text:p text:style-name="P15"><text:span text:style-name="T1"/></text:p></draw:line><draw:line draw:style-name="gr15" draw:text-style-name="P16" svg:x1="0.5476in" svg:y1="2.7035in" svg:x2="0.5394in" svg:y2="2.0173in"><text:p text:style-name="P15"><text:span text:style-name="T1">NS-03</text:span></text:p><text:p text:style-name="P15"><text:span text:style-name="T1"/></text:p></draw:line></draw:g><draw:line text:anchor-type="paragraph" draw:z-index="26" draw:style-name="gr2" draw:text-style-name="P22" svg:x1="0.9961in" svg:y1="2.7035in" svg:x2="0.9976in" svg:y2="1.9925in"><text:p text:style-name="P15"><text:span text:style-name="T1">SN-02</text:span></text:p><text:p text:style-name="P15"><text:span text:style-name="T1"/></text:p></draw:line><draw:line text:anchor-type="paragraph" draw:z-index="27" draw:style-name="gr2" draw:text-style-name="P22" svg:x1="4.2673in" svg:y1="2.6992in" svg:x2="4.2673in" svg:y2="1.9693in"><text:p text:style-name="P15"><text:span text:style-name="T1">SSA-01</text:span></text:p><text:p text:style-name="P15"><text:span text:style-name="T1"/></text:p></draw:line><draw:line text:anchor-type="paragraph" draw:z-index="28" draw:style-name="gr2" draw:text-style-name="P22" svg:x1="4.348in" svg:y1="2.6992in" svg:x2="4.348in" svg:y2="1.9693in"><text:p text:style-name="P15"><text:span text:style-name="T1">SSA-02</text:span></text:p><text:p text:style-name="P15"><text:span text:style-name="T1"/></text:p></draw:line><draw:g text:anchor-type="paragraph" draw:z-index="35" draw:style-name="gr6"><draw:line draw:style-name="gr16" draw:text-style-name="P22" svg:x1="2.3575in" svg:y1="4.0776in" svg:x2="2.3575in" svg:y2="3.5701in"><text:p text:style-name="P15"><text:span text:style-name="T1">UP-01</text:span></text:p><text:p text:style-name="P15"><text:span text:style-name="T1"/></text:p></draw:line><draw:line draw:style-name="gr16" draw:text-style-name="P22" svg:x1="2.4472in" svg:y1="4.0776in" svg:x2="2.4472in" svg:y2="3.5701in"><text:p text:style-name="P15"><text:span text:style-name="T1">UP-02</text:span></text:p><text:p text:style-name="P15"><text:span text:style-name="T1"/></text:p></draw:line></draw:g><draw:g text:anchor-type="paragraph" draw:z-index="36" draw:style-name="gr6"><draw:line draw:style-name="gr16" draw:text-style-name="P22" svg:x1="3.4772in" svg:y1="4.0776in" svg:x2="3.4772in" svg:y2="3.5701in"><text:p text:style-name="P15"><text:span text:style-name="T1">UP-01</text:span></text:p><text:p text:style-name="P15"><text:span text:style-name="T1"/></text:p></draw:line><draw:line draw:style-name="gr16" draw:text-style-name="P22" svg:x1="3.5673in" svg:y1="4.0776in" svg:x2="3.5673in" svg:y2="3.5701in"><text:p text:style-name="P15"><text:span text:style-name="T1">UP-02</text:span></text:p><text:p text:style-name="P15"><text:span text:style-name="T1"/></text:p></draw:line></draw:g><draw:g text:anchor-type="paragraph" draw:z-index="37" draw:style-name="gr6"><draw:line draw:style-name="gr16" draw:text-style-name="P22" svg:x1="4.8937in" svg:y1="4.0776in" svg:x2="4.8937in" svg:y2="3.5701in"><text:p text:style-name="P15"><text:span text:style-name="T1">UP-01</text:span></text:p><text:p text:style-name="P15"><text:span text:style-name="T1"/></text:p></draw:line><draw:line draw:style-name="gr16" draw:text-style-name="P22" svg:x1="4.9835in" svg:y1="4.0776in" svg:x2="4.9835in" svg:y2="3.5701in"><text:p text:style-name="P15"><text:span text:style-name="T1">UP-02</text:span></text:p><text:p text:style-name="P15"><text:span text:style-name="T1"/></text:p></draw:line></draw:g><draw:g text:anchor-type="paragraph" draw:z-index="46" draw:style-name="gr6"><draw:line draw:style-name="gr15" draw:text-style-name="P16" svg:x1="2.2339in" svg:y1="0.439in" svg:x2="2.2256in" svg:y2="-0.2472in"><text:p text:style-name="P15"><text:span text:style-name="T1">UC-01a</text:span></text:p><text:p text:style-name="P15"><text:span text:style-name="T1"/></text:p></draw:line><draw:line draw:style-name="gr15" draw:text-style-name="P16" svg:x1="2.3193in" svg:y1="0.4394in" svg:x2="2.3094in" svg:y2="-0.2472in"><text:p text:style-name="P15"><text:span text:style-name="T1">UC-02a</text:span></text:p><text:p text:style-name="P15"><text:span text:style-name="T1"/></text:p></draw:line><draw:line draw:style-name="gr15" draw:text-style-name="P16" svg:x1="2.4075in" svg:y1="0.4394in" svg:x2="2.3976in" svg:y2="-0.2472in"><text:p text:style-name="P15"><text:span text:style-name="T1">UC-03a</text:span></text:p><text:p text:style-name="P15"><text:span text:style-name="T1"/></text:p></draw:line><draw:line draw:style-name="gr15" draw:text-style-name="P16" svg:x1="2.4957in" svg:y1="0.4394in" svg:x2="2.4858in" svg:y2="-0.2472in"><text:p text:style-name="P15"><text:span text:style-name="T1">UC-04a</text:span></text:p><text:p text:style-name="P15"><text:span text:style-name="T1"/></text:p></draw:line><draw:line draw:style-name="gr15" draw:text-style-name="P16" svg:x1="2.5866in" svg:y1="0.4394in" svg:x2="2.5768in" svg:y2="-0.2472in"><text:p text:style-name="P15"><text:span text:style-name="T1">UC-05a</text:span></text:p><text:p text:style-name="P15"><text:span text:style-name="T1"/></text:p></draw:line><draw:line draw:style-name="gr15" draw:text-style-name="P16" svg:x1="2.6752in" svg:y1="0.4394in" svg:x2="2.6654in" svg:y2="-0.2472in"><text:p text:style-name="P15"><text:span text:style-name="T1">UC-06a</text:span></text:p><text:p text:style-name="P15"><text:span text:style-name="T1"/></text:p></draw:line><draw:line draw:style-name="gr15" draw:text-style-name="P16" svg:x1="2.7799in" svg:y1="0.4394in" svg:x2="2.7701in" svg:y2="-0.2472in"><text:p text:style-name="P15"><text:span text:style-name="T1">UC-07a</text:span></text:p><text:p text:style-name="P15"><text:span text:style-name="T1"/></text:p></draw:line></draw:g><draw:g text:anchor-type="paragraph" draw:z-index="47" draw:style-name="gr6"><draw:line draw:style-name="gr15" draw:text-style-name="P16" svg:x1="2.2937in" svg:y1="1.2819in" svg:x2="2.2854in" svg:y2="0.6311in"><text:p text:style-name="P15"><text:span text:style-name="T1">CS-01</text:span><text:span text:style-name="T15">a</text:span></text:p><text:p text:style-name="P15"><text:span text:style-name="T16"/></text:p></draw:line><draw:line draw:style-name="gr15" draw:text-style-name="P16" svg:x1="2.3827in" svg:y1="1.2819in" svg:x2="2.3744in" svg:y2="0.6311in"><text:p text:style-name="P15"><text:span text:style-name="T1">CS-02</text:span><text:span text:style-name="T15">a</text:span></text:p><text:p text:style-name="P15"><text:span text:style-name="T16"/></text:p></draw:line><draw:line draw:style-name="gr15" draw:text-style-name="P16" svg:x1="2.4654in" svg:y1="1.2823in" svg:x2="2.4555in" svg:y2="0.6311in"><text:p text:style-name="P15"><text:span text:style-name="T1">CS-03</text:span><text:span text:style-name="T15">a</text:span></text:p><text:p text:style-name="P15"><text:span text:style-name="T16"/></text:p></draw:line><draw:line draw:style-name="gr15" draw:text-style-name="P16" svg:x1="2.552in" svg:y1="1.2823in" svg:x2="2.5421in" svg:y2="0.6311in"><text:p text:style-name="P15"><text:span text:style-name="T1">CS-04</text:span><text:span text:style-name="T15">a</text:span></text:p><text:p text:style-name="P15"><text:span text:style-name="T16"/></text:p></draw:line></draw:g><draw:g text:anchor-type="paragraph" draw:z-index="48" draw:style-name="gr6"><draw:line draw:style-name="gr15" draw:text-style-name="P16" svg:x1="2.7248in" svg:y1="1.2819in" svg:x2="2.7165in" svg:y2="0.6311in"><text:p text:style-name="P15"><text:span text:style-name="T1">CS-01</text:span><text:span text:style-name="T15">b</text:span></text:p><text:p text:style-name="P15"><text:span text:style-name="T16"/></text:p></draw:line><draw:line draw:style-name="gr15" draw:text-style-name="P16" svg:x1="2.8028in" svg:y1="1.2819in" svg:x2="2.7945in" svg:y2="0.6311in"><text:p text:style-name="P15"><text:span text:style-name="T1">CS-02</text:span><text:span text:style-name="T15">b</text:span></text:p><text:p text:style-name="P15"><text:span text:style-name="T16"/></text:p></draw:line><draw:line draw:style-name="gr15" draw:text-style-name="P16" svg:x1="2.8937in" svg:y1="1.2819in" svg:x2="2.8854in" svg:y2="0.6311in"><text:p text:style-name="P15"><text:span text:style-name="T1">CS-03</text:span><text:span text:style-name="T15">b</text:span></text:p><text:p text:style-name="P15"><text:span text:style-name="T16"/></text:p></draw:line></draw:g><draw:g text:anchor-type="paragraph" draw:z-index="49" draw:style-name="gr6"><draw:line draw:style-name="gr16" draw:text-style-name="P22" svg:x1="4.4685in" svg:y1="1.2819in" svg:x2="4.4685in" svg:y2="0.6311in"><text:p text:style-name="P15"><text:span text:style-name="T1">SC-01</text:span></text:p><text:p text:style-name="P15"><text:span text:style-name="T1"/></text:p></draw:line><draw:line draw:style-name="gr16" draw:text-style-name="P22" svg:x1="4.5555in" svg:y1="1.2819in" svg:x2="4.5555in" svg:y2="0.6311in"><text:p text:style-name="P15"><text:span text:style-name="T1">SC-02</text:span></text:p><text:p text:style-name="P15"><text:span text:style-name="T1"/></text:p></draw:line><draw:line draw:style-name="gr16" draw:text-style-name="P22" svg:x1="4.6531in" svg:y1="1.2819in" svg:x2="4.6531in" svg:y2="0.6311in"><text:p text:style-name="P15"><text:span text:style-name="T1">SC-03</text:span></text:p><text:p text:style-name="P15"><text:span text:style-name="T1"/></text:p></draw:line><draw:line draw:style-name="gr16" draw:text-style-name="P22" svg:x1="4.7386in" svg:y1="1.2819in" svg:x2="4.7386in" svg:y2="0.6311in"><text:p text:style-name="P15"><text:span text:style-name="T1">SC-04</text:span></text:p><text:p text:style-name="P15"><text:span text:style-name="T1"/></text:p></draw:line></draw:g>Christmas</text:p>
        </draw:text-box>
      </draw:frame>
      <draw:frame draw:style-name="fr2" draw:name="Frame2" text:anchor-type="page" text:anchor-page-number="2" svg:width="5.9055in" draw:z-index="1">
        <draw:text-box fo:min-height="3.9366in">
          <text:p text:style-name="P7"><text:bookmark-start text:name="Cupid"/>Cupid<text:bookmark-end text:name="Cupid"/></text:p>
        </draw:text-box>
      </draw:frame>
      <draw:frame draw:style-name="fr2" draw:name="Frame3" text:anchor-type="page" text:anchor-page-number="3" svg:width="5.9055in" draw:z-index="2">
        <draw:text-box fo:min-height="3.9366in">
          <text:p text:style-name="P8"><draw:custom-shape text:anchor-type="paragraph" draw:z-index="38" draw:style-name="gr22" draw:text-style-name="P18" svg:width="1.1031in" svg:height="1.1031in" svg:x="3.9236in" svg:y="1.3681in"><text:p text:style-name="P15">Sleigh Factory</text:p><draw:enhanced-geometry svg:viewBox="0 0 21600 21600" draw:type="rectangle" draw:enhanced-path="M 0 0 L 21600 0 21600 21600 0 21600 0 0 Z N"/></draw:custom-shape><draw:custom-shape text:anchor-type="paragraph" draw:z-index="39" draw:style-name="gr22" draw:text-style-name="P18" svg:width="1.1031in" svg:height="1.1031in" svg:x="0.5201in" svg:y="1.3681in"><text:p text:style-name="P15">Don't Forget,</text:p><text:p text:style-name="P15">If you Sleep</text:p><draw:enhanced-geometry svg:viewBox="0 0 21600 21600" draw:type="rectangle" draw:enhanced-path="M 0 0 L 21600 0 21600 21600 0 21600 0 0 Z N"/></draw:custom-shape><draw:custom-shape text:anchor-type="paragraph" draw:z-index="40" draw:style-name="gr22" draw:text-style-name="P18" svg:width="1.1031in" svg:height="1.1031in" svg:x="2.2008in" svg:y="1.3681in"><text:p text:style-name="P15">Sleigh Selector</text:p><draw:enhanced-geometry svg:viewBox="0 0 21600 21600" draw:type="rectangle" draw:enhanced-path="M 0 0 L 21600 0 21600 21600 0 21600 0 0 Z N"/></draw:custom-shape><draw:custom-shape text:anchor-type="paragraph" draw:z-index="42" draw:style-name="gr24" draw:text-style-name="P18" svg:width="4.5362in" svg:height="0.4941in" svg:x="0.5201in" svg:y="2.9339in"><text:p text:style-name="P15">Proxy</text:p><text:p text:style-name="P15">(Skeleton)</text:p><draw:enhanced-geometry svg:viewBox="0 0 21600 21600" draw:type="rectangle" draw:enhanced-path="M 0 0 L 21600 0 21600 21600 0 21600 0 0 Z N"/></draw:custom-shape><text:bookmark-start text:name="Santa"/>Santa Claus<text:bookmark-end text:name="Santa"/></text:p>
        </draw:text-box>
      </draw:frame>
      <draw:frame draw:style-name="fr3" draw:name="Frame4" text:anchor-type="page" text:anchor-page-number="4" svg:width="5.9055in" draw:z-index="3">
        <draw:text-box fo:min-height="3.9366in">
          <text:p text:style-name="P9"><draw:custom-shape text:anchor-type="paragraph" draw:z-index="43" draw:style-name="gr22" draw:text-style-name="P18" svg:width="1.1031in" svg:height="1.1031in" svg:x="2.4543in" svg:y="1.4118in"><text:p text:style-name="P15">Scheduler</text:p><draw:enhanced-geometry svg:viewBox="0 0 21600 21600" draw:type="rectangle" draw:enhanced-path="M 0 0 L 21600 0 21600 21600 0 21600 0 0 Z N"/></draw:custom-shape><draw:custom-shape text:anchor-type="paragraph" draw:z-index="44" draw:style-name="gr25" draw:text-style-name="P18" svg:width="4.4079in" svg:height="0.8067in" svg:x="0.7874in" svg:y="0.2602in"><text:p text:style-name="P15">Santa handler</text:p><draw:enhanced-geometry svg:viewBox="0 0 21600 21600" draw:type="rectangle" draw:enhanced-path="M 0 0 L 21600 0 21600 21600 0 21600 0 0 Z N"/></draw:custom-shape><draw:custom-shape text:anchor-type="paragraph" draw:z-index="45" draw:style-name="gr25" draw:text-style-name="P18" svg:width="4.4079in" svg:height="0.8067in" svg:x="0.7874in" svg:y="2.6945in"><text:p text:style-name="P15">Pine handler</text:p><draw:enhanced-geometry svg:viewBox="0 0 21600 21600" draw:type="rectangle" draw:enhanced-path="M 0 0 L 21600 0 21600 21600 0 21600 0 0 Z N"/></draw:custom-shape><text:bookmark-start text:name="Sleigh"/>Sleigh<text:bookmark-end text:name="Sleigh"/></text:p>
        </draw:text-box>
      </draw:frame>
      <draw:frame draw:style-name="fr3" draw:name="Frame5" text:anchor-type="page" text:anchor-page-number="5" svg:width="5.9055in" draw:z-index="4">
        <draw:text-box fo:min-height="3.9366in">
          <text:p text:style-name="P10"><text:bookmark-start text:name="North"/>North Pole<text:bookmark-end text:name="North"/></text:p>
        </draw:text-box>
      </draw:frame>
      <draw:frame draw:style-name="fr3" draw:name="Frame6" text:anchor-type="page" text:anchor-page-number="6" svg:width="5.9055in" draw:z-index="5">
        <draw:text-box fo:min-height="3.9366in">
          <text:p text:style-name="P11"><text:bookmark-start text:name="South"/>South Pole<text:bookmark-end text:name="South"/></text:p>
        </draw:text-box>
      </draw:frame>
      <draw:frame draw:style-name="fr3" draw:name="Frame7" text:anchor-type="page" text:anchor-page-number="7" svg:width="5.9055in" draw:z-index="6">
        <draw:text-box fo:min-height="3.9366in">
          <text:p text:style-name="P12"><draw:custom-shape text:anchor-type="paragraph" draw:z-index="30" draw:style-name="gr20" draw:text-style-name="P18" svg:width="1.1906in" svg:height="1.0488in" svg:x="0.6752in" svg:y="1.3957in"><text:p text:style-name="P15">Gifts</text:p><text:p text:style-name="P15">(Storage)</text:p><draw:enhanced-geometry svg:viewBox="0 0 21600 21600" draw:type="rectangle" draw:enhanced-path="M 0 0 L 21600 0 21600 21600 0 21600 0 0 Z N"/></draw:custom-shape><draw:custom-shape text:anchor-type="paragraph" draw:z-index="31" draw:style-name="gr20" draw:text-style-name="P18" svg:width="1.1906in" svg:height="1.0488in" svg:x="2.3638in" svg:y="1.3957in"><text:p text:style-name="P15">P2P</text:p><draw:enhanced-geometry svg:viewBox="0 0 21600 21600" draw:type="rectangle" draw:enhanced-path="M 0 0 L 21600 0 21600 21600 0 21600 0 0 Z N"/></draw:custom-shape><draw:custom-shape text:anchor-type="paragraph" draw:z-index="32" draw:style-name="gr20" draw:text-style-name="P18" svg:width="1.1906in" svg:height="1.0488in" svg:x="4.0602in" svg:y="1.3957in"><text:p text:style-name="P15">VM Manager</text:p><draw:enhanced-geometry svg:viewBox="0 0 21600 21600" draw:type="rectangle" draw:enhanced-path="M 0 0 L 21600 0 21600 21600 0 21600 0 0 Z N"/></draw:custom-shape><draw:custom-shape text:anchor-type="paragraph" draw:z-index="33" draw:style-name="gr21" draw:text-style-name="P18" svg:width="4.576in" svg:height="0.5898in" svg:x="0.6752in" svg:y="0.5075in"><text:p text:style-name="P15">Chimney</text:p><text:p text:style-name="P15">(Client-proxy/Stub)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4" draw:style-name="gr21" draw:text-style-name="P18" svg:width="4.576in" svg:height="0.5898in" svg:x="0.6752in" svg:y="2.7543in"><text:p text:style-name="P15">Children</text:p><text:p text:style-name="P15">(User Interface)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1" draw:style-name="gr23" draw:text-style-name="P18" svg:width="0.3425in" svg:height="1.0488in" svg:x="0.178in" svg:y="1.3957in"><text:p text:style-name="P15">Elf</text:p><draw:enhanced-geometry svg:viewBox="0 0 21600 21600" draw:type="rectangle" draw:enhanced-path="M 0 0 L 21600 0 21600 21600 0 21600 0 0 Z N"/></draw:custom-shape><text:bookmark-start text:name="Pine"/>Pine<text:bookmark-end text:name="Pine"/></text:p>
        </draw:text-box>
      </draw:frame>
      <text:p text:style-name="P3"><draw:line text:anchor-type="paragraph" draw:z-index="7" draw:style-name="gr1" draw:text-style-name="P16" svg:x1="6.5772in" svg:y1="0.6937in" svg:x2="7.4516in" svg:y2="0.6937in"><text:p text:style-name="P15"><text:span text:style-name="T1">TPT</text:span></text:p><text:p text:style-name="P15"><text:span text:style-name="T1"/></text:p></draw:line><draw:line text:anchor-type="paragraph" draw:z-index="8" draw:style-name="gr2" draw:text-style-name="P16" svg:x1="5.7484in" svg:y1="0.6811in" svg:x2="6.561in" svg:y2="0.6937in"><text:p text:style-name="P15"><text:span text:style-name="T1">TPT</text:span></text:p><text:p text:style-name="P15"><text:span text:style-name="T1"/></text:p></draw:line><draw:line text:anchor-type="paragraph" draw:z-index="9" draw:style-name="gr1" draw:text-style-name="P16" svg:x1="6.5693in" svg:y1="0.6937in" svg:x2="6.561in" svg:y2="0.0075in"><text:p text:style-name="P15"><text:span text:style-name="T1">TPT</text:span></text:p><text:p text:style-name="P15"><text:span text:style-name="T1"/></text:p></draw:line><draw:g text:anchor-type="paragraph" draw:z-index="29" draw:style-name="gr6"><draw:g draw:style-name="gr12"><draw:custom-shape draw:style-name="gr17" draw:text-style-name="P18" svg:width="0.7913in" svg:height="0.7913in" svg:x="-0.0362in" svg:y="-0.8646in"><text:p/><draw:enhanced-geometry svg:viewBox="0 0 21600 21600" draw:type="rectangle" draw:enhanced-path="M 0 0 L 21600 0 21600 21600 0 21600 0 0 Z N"/></draw:custom-shape><draw:custom-shape draw:style-name="gr18" draw:text-style-name="P18" svg:width="0.7913in" svg:height="0.7913in" svg:x="1.6374in" svg:y="-0.8874in"><text:p text:style-name="P15">Class/Object/Entity/Subsystem</text:p><draw:enhanced-geometry svg:viewBox="0 0 21600 21600" draw:type="rectangle" draw:enhanced-path="M 0 0 L 21600 0 21600 21600 0 21600 0 0 Z N"/></draw:custom-shape><draw:line draw:style-name="gr15" draw:text-style-name="P15" svg:x1="-0.0441in" svg:y1="0.5413in" svg:x2="0.6488in" svg:y2="0.5413in"><text:p text:style-name="P15">MID</text:p><text:p text:style-name="P15"/></draw:line><draw:custom-shape draw:style-name="gr19" draw:text-style-name="P23" svg:width="0.7925in" svg:height="0.7921in" svg:x="1.7217in" svg:y="0.1307in"><text:p text:style-name="P15"><text:span text:style-name="T17">Communication method (Called/Caller)</text:span></text:p><draw:enhanced-geometry svg:viewBox="0 0 21600 21600" draw:type="rectangle" draw:enhanced-path="M 0 0 L 21600 0 21600 21600 0 21600 0 0 Z N"/></draw:custom-shape></draw:g><draw:g draw:style-name="gr12"><draw:line draw:style-name="gr15" draw:text-style-name="P16" svg:x1="4.4929in" svg:y1="0.0386in" svg:x2="5.3673in" svg:y2="0.0386in"><text:p text:style-name="P15"><text:span text:style-name="T1">TPT</text:span></text:p><text:p text:style-name="P15"><text:span text:style-name="T1"/></text:p></draw:line><draw:line draw:style-name="gr16" draw:text-style-name="P22" svg:x1="4.4756in" svg:y1="0.7681in" svg:x2="4.4772in" svg:y2="0.0571in"><text:p text:style-name="P15"><text:span text:style-name="T1">TPT</text:span></text:p><text:p text:style-name="P15"><text:span text:style-name="T1"/></text:p></draw:line><draw:line draw:style-name="gr16" draw:text-style-name="P16" svg:x1="3.6646in" svg:y1="0.0264in" svg:x2="4.4772in" svg:y2="0.039in"><text:p text:style-name="P15"><text:span text:style-name="T1">TPT</text:span></text:p><text:p text:style-name="P15"><text:span text:style-name="T1"/></text:p></draw:line><draw:line draw:style-name="gr15" draw:text-style-name="P16" svg:x1="4.4854in" svg:y1="0.039in" svg:x2="4.4772in" svg:y2="-0.6472in"><text:p text:style-name="P15"><text:span text:style-name="T1">TPT</text:span></text:p><text:p text:style-name="P15"><text:span text:style-name="T1"/></text:p></draw:line></draw:g></draw:g></text:p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<draw:frame text:anchor-type="paragraph" draw:z-index="10" draw:style-name="gr3" draw:text-style-name="P17" svg:width="2.7161in" svg:height="5.2488in" svg:x="-0.5252in" svg:y="0.1598in"><draw:text-box><text:p><text:span text:style-name="T2">User-to-Cupid</text:span></text:p><text:p><text:span text:style-name="T3">UC-01</text:span><text:span text:style-name="T4">a</text:span><text:span text:style-name="T3"> – </text:span><text:span text:style-name="T5">sign_in</text:span><text:span text:style-name="T3">()</text:span></text:p><text:p><text:span text:style-name="T3">UC-02</text:span><text:span text:style-name="T4">a</text:span><text:span text:style-name="T3"> – </text:span><text:span text:style-name="T5">sign_up</text:span><text:span text:style-name="T3">()</text:span></text:p><text:p><text:span text:style-name="T3">UC-03</text:span><text:span text:style-name="T4">a – </text:span><text:span text:style-name="T6">download_pine</text:span><text:span text:style-name="T4">()</text:span></text:p><text:p><text:span text:style-name="T4">UC-04a – </text:span><text:span text:style-name="T6">download_benchmark</text:span><text:span text:style-name="T4">()</text:span></text:p><text:p><text:span text:style-name="T3">UC-05</text:span><text:span text:style-name="T4">a</text:span><text:span text:style-name="T3"> – </text:span><text:span text:style-name="T5">upload_vm</text:span><text:span text:style-name="T3">()</text:span></text:p><text:p><text:span text:style-name="T3">UC-06</text:span><text:span text:style-name="T4">a</text:span><text:span text:style-name="T3"> – </text:span><text:span text:style-name="T5">upload_method</text:span><text:span text:style-name="T3">()</text:span></text:p><text:p><text:span text:style-name="T3">UC-07</text:span><text:span text:style-name="T4">a</text:span><text:span text:style-name="T3"> – </text:span><text:span text:style-name="T5">http_request</text:span><text:span text:style-name="T3">()</text:span></text:p><text:p><text:span text:style-name="T3"/></text:p><text:p><text:span text:style-name="T3">UC-01b – </text:span><text:span text:style-name="T5">configurate_simulation</text:span><text:span text:style-name="T3">()</text:span></text:p><text:p><text:span text:style-name="T7">UC-02b</text:span><text:span text:style-name="T5"> – collaborate_with_one_simulation</text:span><text:span text:style-name="T7">()</text:span></text:p><text:p><text:span text:style-name="T3"/></text:p><text:p><text:span text:style-name="T2">Cupid-to-Santa</text:span></text:p><text:p><text:span text:style-name="T3">CS-01a – </text:span><text:span text:style-name="T5">send_configuration_file</text:span><text:span text:style-name="T3">()</text:span></text:p><text:p><text:span text:style-name="T3">CS-02a – </text:span><text:span text:style-name="T5">requested_to_stop_simulation</text:span><text:span text:style-name="T3">()</text:span></text:p><text:p><text:span text:style-name="T3">CS-03a – </text:span><text:span text:style-name="T5">requested_to_break_simulation</text:span><text:span text:style-name="T3">()</text:span></text:p><text:p><text:span text:style-name="T3">CS-04</text:span><text:span text:style-name="T4">a</text:span><text:span text:style-name="T3"> – </text:span><text:span text:style-name="T5">requested_download</text:span><text:span text:style-name="T3">()</text:span></text:p><text:p><text:span text:style-name="T3"/></text:p><text:p><text:span text:style-name="T3">CS-01b – </text:span><text:span text:style-name="T5">upload_method</text:span><text:span text:style-name="T3">()</text:span></text:p><text:p><text:span text:style-name="T3">CS-02b – </text:span><text:span text:style-name="T5">upload_vm</text:span><text:span text:style-name="T3">()</text:span></text:p><text:p><text:span text:style-name="T3">CS-03b – </text:span><text:span text:style-name="T5">evaluate_method</text:span><text:span text:style-name="T3">()</text:span></text:p><text:p><text:span text:style-name="T3"/></text:p><text:p><text:span text:style-name="T3">CS-01c – </text:span><text:span text:style-name="T5">diassociate_pine_to_one_account</text:span><text:span text:style-name="T3">()</text:span></text:p><text:p><text:span text:style-name="T3">CS-02c – </text:span><text:span text:style-name="T5">insert_to_collaborators_list</text:span><text:span text:style-name="T3">()</text:span></text:p><text:p><text:span text:style-name="T2"/></text:p><text:p><text:span text:style-name="T2">Santa-to-Cupid</text:span></text:p><text:p><text:span text:style-name="T3">SC-01 – </text:span><text:span text:style-name="T5">simulation_state</text:span><text:span text:style-name="T3">()</text:span></text:p><text:p><text:span text:style-name="T3">SC-02 – </text:span><text:span text:style-name="T5">method_received</text:span><text:span text:style-name="T3">()</text:span></text:p><text:p><text:span text:style-name="T3">SC-03 – </text:span><text:span text:style-name="T5">vm_received</text:span><text:span text:style-name="T3">()</text:span></text:p><text:p><text:span text:style-name="T3">SC-04 – </text:span><text:span text:style-name="T5">download_request_received</text:span><text:span text:style-name="T3">()</text:span></text:p><text:p><text:span text:style-name="T3"/></text:p><text:p><text:span text:style-name="T2"/></text:p><text:p><text:span text:style-name="T8"/></text:p></draw:text-box></draw:frame><draw:frame text:anchor-type="paragraph" draw:z-index="11" draw:style-name="gr4" draw:text-style-name="P17" svg:width="2.2087in" svg:height="4.2949in" svg:x="2.3484in" svg:y="0.1598in"><draw:text-box><text:p><text:span text:style-name="T2">Santa-to-North</text:span></text:p><text:p><text:span text:style-name="T7">SN-01 – </text:span><text:span text:style-name="T5">store_data</text:span><text:span text:style-name="T7">()</text:span></text:p><text:p><text:span text:style-name="T7">SN-02 – </text:span><text:span text:style-name="T5">request_data</text:span><text:span text:style-name="T7">()</text:span></text:p><text:p><text:span text:style-name="T7">SN-03 – </text:span><text:span text:style-name="T5">benchmark_location_list</text:span><text:span text:style-name="T7">()</text:span></text:p><text:p><text:span text:style-name="T7"/></text:p><text:p><text:span text:style-name="T8">North-to-Santa</text:span></text:p><text:p><text:span text:style-name="T7">NSA-01 – </text:span><text:span text:style-name="T5">data_received</text:span><text:span text:style-name="T7">()</text:span></text:p><text:p><text:span text:style-name="T7">NSA-02 – </text:span><text:span text:style-name="T5">send_data</text:span><text:span text:style-name="T7">()</text:span></text:p><text:p><text:span text:style-name="T7">NSA-03 – </text:span><text:span text:style-name="T5">send_location_list</text:span><text:span text:style-name="T7">()</text:span></text:p><text:p><text:span text:style-name="T8"/></text:p><text:p><text:span text:style-name="T8">North-to-South</text:span></text:p><text:p><text:span text:style-name="T7">NS-01 – </text:span><text:span text:style-name="T5">recover_data</text:span><text:span text:style-name="T7">()</text:span></text:p><text:p><text:span text:style-name="T7">NS-02 – </text:span><text:span text:style-name="T5">recover_benchmark</text:span><text:span text:style-name="T7">()</text:span></text:p><text:p><text:span text:style-name="T7">NS-03 – </text:span><text:span text:style-name="T5">backup_data</text:span><text:span text:style-name="T7">()</text:span></text:p><text:p><text:span text:style-name="T7"/></text:p><text:p><text:span text:style-name="T8">South-to-North</text:span></text:p><text:p><text:span text:style-name="T7">SN-01 – </text:span><text:span text:style-name="T5">send_data</text:span><text:span text:style-name="T7">()</text:span></text:p><text:p><text:span text:style-name="T7">SN-02 – </text:span><text:span text:style-name="T9">data_received</text:span><text:span text:style-name="T7">()</text:span></text:p><text:p><text:span text:style-name="T8"/></text:p><text:p><text:span text:style-name="T8">Santa-to-Sleigh</text:span></text:p><text:p><text:span text:style-name="T3">SS-01 – </text:span><text:span text:style-name="T5">instantiate_simulation</text:span><text:span text:style-name="T3">()</text:span></text:p><text:p><text:span text:style-name="T3"/></text:p><text:p><text:span text:style-name="T2">Sleigh-to-Santa</text:span></text:p><text:p><text:span text:style-name="T7">SSA-01 – </text:span><text:span text:style-name="T5">simulation_state</text:span><text:span text:style-name="T7">()</text:span></text:p><text:p><text:span text:style-name="T7">SSA-02 – </text:span><text:span text:style-name="T5">send_results</text:span><text:span text:style-name="T7">()</text:span></text:p><text:p><text:span text:style-name="T8"/></text:p><text:p><text:span text:style-name="T7"/></text:p></draw:text-box></draw:frame><draw:frame text:anchor-type="paragraph" draw:z-index="12" draw:style-name="gr5" draw:text-style-name="P17" svg:width="2.5941in" svg:height="3.9768in" svg:x="4.6764in" svg:y="0.1598in"><draw:text-box><text:p><text:span text:style-name="T2">Sleigh-to-Pine</text:span></text:p><text:p><text:span text:style-name="T10">SP-01 – </text:span><text:span text:style-name="T11">send_instructions</text:span><text:span text:style-name="T12">()</text:span></text:p><text:p><text:span text:style-name="T12">SP-02 – </text:span><text:span text:style-name="T11">stop_simulation</text:span><text:span text:style-name="T12">()</text:span></text:p><text:p><text:span text:style-name="T12">SP-03 – </text:span><text:span text:style-name="T11">break_simulation</text:span><text:span text:style-name="T12">()</text:span></text:p><text:p><text:span text:style-name="T12">SP-04 – </text:span><text:span text:style-name="T11">results_received</text:span><text:span text:style-name="T12">()</text:span></text:p><text:p><text:span text:style-name="T12"/></text:p><text:p><text:span text:style-name="T8">Pine-to-Sleigh</text:span></text:p><text:p><text:span text:style-name="T7">PS-01</text:span><text:span text:style-name="T13">a</text:span><text:span text:style-name="T7"> – </text:span><text:span text:style-name="T5">request_instructions</text:span><text:span text:style-name="T7">()</text:span></text:p><text:p><text:span text:style-name="T7">PS-02a – </text:span><text:span text:style-name="T5">instructions_received</text:span><text:span text:style-name="T7">()</text:span></text:p><text:p><text:span text:style-name="T7">PS-03a – </text:span><text:span text:style-name="T5">simulation_state</text:span><text:span text:style-name="T7">()</text:span></text:p><text:p><text:span text:style-name="T7">PS-04a – </text:span><text:span text:style-name="T5">send_results</text:span><text:span text:style-name="T7">()</text:span></text:p><text:p><text:span text:style-name="T7"/></text:p><text:p><text:span text:style-name="T7">PS-01b – </text:span><text:span text:style-name="T5">associate_with_an_account</text:span><text:span text:style-name="T7">()</text:span></text:p><text:p><text:span text:style-name="T7">PS-02b – </text:span><text:span text:style-name="T5">diassociate_from_one_account</text:span><text:span text:style-name="T7">()</text:span></text:p><text:p><text:span text:style-name="T7">PS-03b – </text:span><text:span text:style-name="T5">collaborate_with_one_simulation</text:span><text:span text:style-name="T7">()</text:span></text:p><text:p><text:span text:style-name="T7"/></text:p><text:p><text:span text:style-name="T8">Pine-to-Pine</text:span></text:p><text:p><text:span text:style-name="T7">PP-01a – </text:span><text:span text:style-name="T5">send_data</text:span><text:span text:style-name="T7">()*</text:span></text:p><text:p><text:span text:style-name="T7"/></text:p><text:p><text:span text:style-name="T7">PP-01b – </text:span><text:span text:style-name="T5">send_instruction</text:span><text:span text:style-name="T7">()***</text:span></text:p><text:p><text:span text:style-name="T7">PP-02b – </text:span><text:span text:style-name="T5">results_received</text:span><text:span text:style-name="T7">()***</text:span></text:p><text:p><text:span text:style-name="T7"/></text:p><text:p><text:span text:style-name="T8">User-to-Pine</text:span></text:p><text:p><text:span text:style-name="T7">UP-01 – </text:span><text:span text:style-name="T5">collaborate_with_one_simulation</text:span><text:span text:style-name="T7">()</text:span></text:p><text:p><text:span text:style-name="T7">UP-02 – </text:span><text:span text:style-name="T5">control_resource</text:span><text:span text:style-name="T7">()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6" draw:display-name="Arrowheads 6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457af" officeooo:paragraph-rsid="00c457af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#System" text:style-name="Internet_20_link" text:visited-style-name="Visited_20_Internet_20_Link">back to top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9:49:19.327325421</meta:creation-date>
    <dc:date>2016-09-23T09:27:33.189883588</dc:date>
    <meta:editing-duration>PT6H10M1S</meta:editing-duration>
    <meta:editing-cycles>546</meta:editing-cycles>
    <meta:generator>LibreOffice/4.4.6.3$Linux_X86_64 LibreOffice_project/40m0$Build-3</meta:generator>
    <meta:document-statistic meta:table-count="0" meta:image-count="0" meta:object-count="0" meta:page-count="7" meta:paragraph-count="8" meta:word-count="13" meta:character-count="66" meta:non-whitespace-character-count="61"/>
  </office:meta>
</office:document-meta>
</file>